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18cm" svg:height="9.001cm" svg:x="13.913cm" svg:y="1.596cm">
            <draw:object draw:notify-on-update-of-ranges="Sheet1.D1:Sheet1.D10 Sheet1.C1:Sheet1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1.00034826193" calcext:value-type="float">
            <text:p>1.0003482619</text:p>
          </table:table-cell>
          <table:table-cell table:formula="of:=[.A1]-1" office:value-type="float" office:value="0.000348261929999927" calcext:value-type="float">
            <text:p>0.0003482619</text:p>
          </table:table-cell>
          <table:table-cell table:formula="of:=LOG([.B1])" office:value-type="float" office:value="-3.45809399753316" calcext:value-type="float">
            <text:p>-3.4580939975</text:p>
          </table:table-cell>
          <table:table-cell table:formula="of:=LOG([.E1])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0034826193" calcext:value-type="float">
            <text:p>1.0003482619</text:p>
          </table:table-cell>
          <table:table-cell table:formula="of:=[.A2]-1" office:value-type="float" office:value="0.000348261929999927" calcext:value-type="float">
            <text:p>0.0003482619</text:p>
          </table:table-cell>
          <table:table-cell table:number-columns-repeated="2"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.00017984009" calcext:value-type="float">
            <text:p>1.0001798401</text:p>
          </table:table-cell>
          <table:table-cell table:formula="of:=[.A3]-1" office:value-type="float" office:value="0.000179840089999939" calcext:value-type="float">
            <text:p>0.0001798401</text:p>
          </table:table-cell>
          <table:table-cell table:formula="of:=LOG([.B3])" office:value-type="float" office:value="-3.7451134887708" calcext:value-type="float">
            <text:p>-3.7451134888</text:p>
          </table:table-cell>
          <table:table-cell table:formula="of:=LOG([.E3])" office:value-type="float" office:value="-0.0969100130080564" calcext:value-type="float">
            <text:p>-0.09691001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.00012113129" calcext:value-type="float">
            <text:p>1.0001211313</text:p>
          </table:table-cell>
          <table:table-cell table:formula="of:=[.A4]-1" office:value-type="float" office:value="0.000121131290000021" calcext:value-type="float">
            <text:p>0.0001211313</text:p>
          </table:table-cell>
          <table:table-cell table:formula="of:=LOG([.B4])" office:value-type="float" office:value="-3.91674365769041" calcext:value-type="float">
            <text:p>-3.9167436577</text:p>
          </table:table-cell>
          <table:table-cell table:formula="of:=LOG([.E4])" office:value-type="float" office:value="-0.154901959985743" calcext:value-type="float">
            <text:p>-0.1549019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.00007581554" calcext:value-type="float">
            <text:p>1.0000758155</text:p>
          </table:table-cell>
          <table:table-cell table:formula="of:=[.A5]-1" office:value-type="float" office:value="0.0000758155400000238" calcext:value-type="float">
            <text:p>7.58155400000238E-005</text:p>
          </table:table-cell>
          <table:table-cell table:formula="of:=LOG([.B5])" office:value-type="float" office:value="-4.12024176739508" calcext:value-type="float">
            <text:p>-4.1202417674</text:p>
          </table:table-cell>
          <table:table-cell table:formula="of:=LOG([.E5])" office:value-type="float" office:value="-0.221848749616356" calcext:value-type="float">
            <text:p>-0.221848749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.00004378502" calcext:value-type="float">
            <text:p>1.000043785</text:p>
          </table:table-cell>
          <table:table-cell table:formula="of:=[.A6]-1" office:value-type="float" office:value="0.000043785019999909" calcext:value-type="float">
            <text:p>0.000043785</text:p>
          </table:table-cell>
          <table:table-cell table:formula="of:=LOG([.B6])" office:value-type="float" office:value="-4.35867444758133" calcext:value-type="float">
            <text:p>-4.3586744476</text:p>
          </table:table-cell>
          <table:table-cell table:formula="of:=LOG([.E6])" office:value-type="float" office:value="-0.301029995663981" calcext:value-type="float">
            <text:p>-0.301029995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00002243235" calcext:value-type="float">
            <text:p>1.0000224324</text:p>
          </table:table-cell>
          <table:table-cell table:formula="of:=[.A7]-1" office:value-type="float" office:value="0.0000224323499999901" calcext:value-type="float">
            <text:p>2.24323499999901E-005</text:p>
          </table:table-cell>
          <table:table-cell table:formula="of:=LOG([.B7])" office:value-type="float" office:value="-4.64912522759545" calcext:value-type="float">
            <text:p>-4.6491252276</text:p>
          </table:table-cell>
          <table:table-cell table:formula="of:=LOG([.E7])" office:value-type="float" office:value="-0.397940008672038" calcext:value-type="float">
            <text:p>-0.397940008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.00000949532" calcext:value-type="float">
            <text:p>1.0000094953</text:p>
          </table:table-cell>
          <table:table-cell table:formula="of:=[.A8]-1" office:value-type="float" office:value="0.00000949532000005249" calcext:value-type="float">
            <text:p>9.49532000005249E-006</text:p>
          </table:table-cell>
          <table:table-cell table:formula="of:=LOG([.B8])" office:value-type="float" office:value="-5.02249039460098" calcext:value-type="float">
            <text:p>-5.0224903946</text:p>
          </table:table-cell>
          <table:table-cell table:formula="of:=LOG([.E8])" office:value-type="float" office:value="-0.522878745280338" calcext:value-type="float">
            <text:p>-0.522878745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00000280637" calcext:value-type="float">
            <text:p>1.0000028064</text:p>
          </table:table-cell>
          <table:table-cell table:formula="of:=[.A9]-1" office:value-type="float" office:value="0.00000280636999994144" calcext:value-type="float">
            <text:p>2.80636999994144E-006</text:p>
          </table:table-cell>
          <table:table-cell table:formula="of:=LOG([.B9])" office:value-type="float" office:value="-5.55185507089157" calcext:value-type="float">
            <text:p>-5.5518550709</text:p>
          </table:table-cell>
          <table:table-cell table:formula="of:=LOG([.E9])" office:value-type="float" office:value="-0.698970004336019" calcext:value-type="float">
            <text:p>-0.698970004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00000035087" calcext:value-type="float">
            <text:p>1.0000003509</text:p>
          </table:table-cell>
          <table:table-cell table:formula="of:=[.A10]-1" office:value-type="float" office:value="0.000000350869999943271" calcext:value-type="float">
            <text:p>3.50869999943271E-007</text:p>
          </table:table-cell>
          <table:table-cell table:formula="of:=LOG([.B10])" office:value-type="float" office:value="-6.45485376320686" calcext:value-type="float">
            <text:p>-6.4548537632</text:p>
          </table:table-cell>
          <table:table-cell table:formula="of:=LOG([.E10])" office:value-type="float" office:value="-1" calcext:value-type="float">
            <text:p>-1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log(time_step)</text:p>
          </table:table-cell>
          <table:table-cell table:style-name="ce4" office:value-type="string" calcext:value-type="string">
            <text:p>log(error)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float" office:value="-3.45809399753316" calcext:value-type="float">
            <text:p>-3.458093997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-0.0969100130080564" calcext:value-type="float">
            <text:p>-0.096910013</text:p>
          </table:table-cell>
          <table:table-cell table:style-name="ce5" office:value-type="float" office:value="-3.7451134887708" calcext:value-type="float">
            <text:p>-3.745113488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-0.154901959985743" calcext:value-type="float">
            <text:p>-0.15490196</text:p>
          </table:table-cell>
          <table:table-cell table:style-name="ce5" office:value-type="float" office:value="-3.91674365769041" calcext:value-type="float">
            <text:p>-3.9167436577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-0.221848749616356" calcext:value-type="float">
            <text:p>-0.2218487496</text:p>
          </table:table-cell>
          <table:table-cell table:style-name="ce5" office:value-type="float" office:value="-4.12024176739508" calcext:value-type="float">
            <text:p>-4.120241767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-0.301029995663981" calcext:value-type="float">
            <text:p>-0.3010299957</text:p>
          </table:table-cell>
          <table:table-cell table:style-name="ce5" office:value-type="float" office:value="-4.35867444758133" calcext:value-type="float">
            <text:p>-4.3586744476</text:p>
          </table:table-cell>
          <table:table-cell/>
          <table:table-cell office:value-type="float" office:value="1.00034826193" calcext:value-type="float">
            <text:p>1.0003482619</text:p>
          </table:table-cell>
        </table:table-row>
        <table:table-row table:style-name="ro1">
          <table:table-cell/>
          <table:table-cell table:style-name="ce2" office:value-type="float" office:value="-0.397940008672038" calcext:value-type="float">
            <text:p>-0.3979400087</text:p>
          </table:table-cell>
          <table:table-cell table:style-name="ce5" office:value-type="float" office:value="-4.64912522759545" calcext:value-type="float">
            <text:p>-4.649125227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-0.522878745280338" calcext:value-type="float">
            <text:p>-0.5228787453</text:p>
          </table:table-cell>
          <table:table-cell table:style-name="ce5" office:value-type="float" office:value="-5.02249039460098" calcext:value-type="float">
            <text:p>-5.022490394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-0.698970004336019" calcext:value-type="float">
            <text:p>-0.6989700043</text:p>
          </table:table-cell>
          <table:table-cell table:style-name="ce5" office:value-type="float" office:value="-5.55185507089157" calcext:value-type="float">
            <text:p>-5.5518550709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-1" calcext:value-type="float">
            <text:p>-1</text:p>
          </table:table-cell>
          <table:table-cell table:style-name="ce6" office:value-type="float" office:value="-6.45485376320686" calcext:value-type="float">
            <text:p>-6.454853763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/00/0000</text:date>, <text:time style:data-style-name="N2" text:time-value="22:50:13.0535095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21:32:21.167366788</meta:creation-date>
    <dc:date>2015-08-04T23:12:48.649083341</dc:date>
    <meta:editing-duration>PT2H48M42S</meta:editing-duration>
    <meta:editing-cycles>2</meta:editing-cycles>
    <meta:generator>LibreOffice/4.2.8.2$Linux_X86_64 LibreOffice_project/420m0$Build-2</meta:generator>
    <meta:document-statistic meta:table-count="1" meta:cell-count="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scale-text="tru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scatter" chart:column-mapping="1 0" chart:style-name="ch1">
        <chart:title svg:x="5.637cm" svg:y="0.316cm" chart:style-name="ch2">
          <text:p>Runge-Kutta 2nd Order</text:p>
        </chart:title>
        <chart:plot-area chart:style-name="ch3" table:cell-range-address="Sheet1.C1:Sheet1.D10" svg:x="1.331cm" svg:y="1.301cm" svg:width="14.368cm" svg:height="6.54cm">
          <chartooo:coordinate-region svg:x="1.623cm" svg:y="1.5cm" svg:width="13.982cm" svg:height="6.142cm"/>
          <chart:axis chart:dimension="x" chart:name="primary-x" chart:style-name="ch4">
            <chart:title svg:x="7.426cm" svg:y="8.021cm" chart:style-name="ch5">
              <text:p>log(time_step)</text:p>
            </chart:title>
          </chart:axis>
          <chart:axis chart:dimension="y" chart:name="primary-y" chart:style-name="ch4">
            <chart:title svg:x="0.451cm" svg:y="5.303cm" chart:style-name="ch6">
              <text:p>log(error)</text:p>
            </chart:title>
          </chart:axis>
          <chart:series chart:style-name="ch7" chart:values-cell-range-address="Sheet1.C1:Sheet1.C10" chart:class="chart:scatter">
            <chart:domain table:cell-range-address="Sheet1.D1:Sheet1.D10"/>
            <chart:regression-curve chart:style-name="ch8">
              <chart:equation chart:display-equation="true" chart:display-r-square="false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1:Sheet1.D10</svg:desc>
                </draw:g>
              </table:table-cell>
              <table:table-cell office:value-type="float" office:value="-3.45809399753316">
                <text:p>-3.45809399753316</text:p>
                <draw:g>
                  <svg:desc>Sheet1.C1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969100130080564">
                <text:p>-0.0969100130080564</text:p>
              </table:table-cell>
              <table:table-cell office:value-type="float" office:value="-3.7451134887708">
                <text:p>-3.7451134887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54901959985743">
                <text:p>-0.154901959985743</text:p>
              </table:table-cell>
              <table:table-cell office:value-type="float" office:value="-3.91674365769041">
                <text:p>-3.916743657690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21848749616356">
                <text:p>-0.221848749616356</text:p>
              </table:table-cell>
              <table:table-cell office:value-type="float" office:value="-4.12024176739508">
                <text:p>-4.120241767395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01029995663981">
                <text:p>-0.301029995663981</text:p>
              </table:table-cell>
              <table:table-cell office:value-type="float" office:value="-4.35867444758133">
                <text:p>-4.358674447581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97940008672038">
                <text:p>-0.397940008672038</text:p>
              </table:table-cell>
              <table:table-cell office:value-type="float" office:value="-4.64912522759545">
                <text:p>-4.64912522759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522878745280338">
                <text:p>-0.522878745280338</text:p>
              </table:table-cell>
              <table:table-cell office:value-type="float" office:value="-5.02249039460098">
                <text:p>-5.02249039460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98970004336019">
                <text:p>-0.698970004336019</text:p>
              </table:table-cell>
              <table:table-cell office:value-type="float" office:value="-5.55185507089157">
                <text:p>-5.55185507089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6.45485376320686">
                <text:p>-6.454853763206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